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style-name="Default" table:formula="of:=[.D3]*[.E3]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OSCILO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SO13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[.D8]*[.E8]" office:value-type="currency" office:currency="EUR" office:value="27" calcext:value-type="currency">
            <text:p>27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133,6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9]*[.E9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VIS THC M3x6 Nylon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C HC M3x6ANY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D10]*[.E10]" office:value-type="currency" office:currency="EUR" office:value="0.42" calcext:value-type="currency">
            <text:p>0,42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0])" office:value-type="currency" office:currency="EUR" office:value="33.608" calcext:value-type="currency">
            <text:p>33,6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4-09T11:22:55.222000000</dc:date>
    <meta:editing-duration>PT39M51S</meta:editing-duration>
    <meta:editing-cycles>11</meta:editing-cycles>
    <meta:document-statistic meta:table-count="1" meta:cell-count="60" meta:object-count="0"/>
  </office:meta>
</office:document-meta>
</file>